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style:tab-stops>
          <style:tab-stop style:position="15.028cm"/>
        </style:tab-stops>
      </style:paragraph-properties>
    </style:style>
    <style:style style:name="P3" style:family="paragraph" style:parent-style-name="Text_20_body">
      <style:paragraph-properties>
        <style:tab-stops>
          <style:tab-stop style:position="15.028cm"/>
        </style:tab-stops>
      </style:paragraph-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Xena Light Development</text:h>
      <text:p text:style-name="Text_20_body"/>
      <text:h text:style-name="Heading_20_2" text:outline-level="2">Background</text:h>
      <text:p text:style-name="Text_20_body">The development of the Xena 2.0 application was carried out over several years by a single developer and certain aspects of the code diverged from the planned development goals. Some key components of the architecture were embedded in the user interface and the ability to make use of core Xena functions via other applications was non-existant. This resulted in the need for the development of the Xena Application Programming Interface and the API was completed in late 2005.</text:p>
      <text:p text:style-name="Text_20_body">The Xena 2.0 interface was not designed to be used by an untutored operator. It was designed to be functional, not intuitive to operate. To commence the process of developing a structurally sound Xena with a polished interface, the development team built and tested a trimmed down version of Xena known as Xena Light.</text:p>
      <text:p text:style-name="Text_20_body"/>
      <text:h text:style-name="Heading_20_2" text:outline-level="2">Key Features</text:h>
      <text:p text:style-name="Text_20_body">The Xena Light product is built from the main Xena source tree, but uses the Xena API and a new Graphic User Interface to provide;</text:p>
      <text:list text:style-name="L1">
        <text:list-item>
          <text:p text:style-name="P1">Core Xena normalise and view functions, completely automated.</text:p>
        </text:list-item>
        <text:list-item>
          <text:p text:style-name="P1">A simplified, intuitive GUI.</text:p>
        </text:list-item>
        <text:list-item>
          <text:p text:style-name="P2">Single step choice of Binary or XML normalise.</text:p>
        </text:list-item>
        <text:list-item>
          <text:p text:style-name="P2">Graphic progress indication.</text:p>
        </text:list-item>
      </text:list>
      <text:p text:style-name="P3"/>
      <text:h text:style-name="Heading_20_2" text:outline-level="2">Purpose</text:h>
      <text:p text:style-name="Text_20_body">If a user has a need to readily normalise a file or a collection of files for long term access, Xena Light offers a solution that can be deployed with almost no training. The lack of an array of manual controls reduces the opportunity for operator error and leads to more robust and repeatable performances.</text:p>
      <text:p text:style-name="Text_20_body">Xena Light also provides the development team with a testbed that can underpin the development of a feature complete 'Xena Classic' product where the full range of Xena core functions are exposed via the user GUI.</text:p>
      <text:p text:style-name="Text_20_body"/>
      <text:p text:style-name="Text_20_body"/>
      <text:p text:style-name="Text_20_body"/>
      <text:p text:style-name="Text_20_body"/>
      <text:p text:style-name="Text_20_body">Michael Carden.</text:p>
      <text:p text:style-name="Text_20_body">Preservation Software Mana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NAA Digital Preservation<text:tab/><text:tab/>January 20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2$Win32 OpenOffice.org_project/680m122$Build-8941</meta:generator>
    <meta:initial-creator>Michael Carden</meta:initial-creator>
    <meta:creation-date>2006-01-13T11:36:50</meta:creation-date>
    <dc:creator>Michael Carden</dc:creator>
    <dc:date>2006-01-13T13:51:29</dc:date>
    <dc:language>en-AU</dc:language>
    <meta:editing-cycles>4</meta:editing-cycles>
    <meta:editing-duration>PT2H14M51S</meta:editing-duration>
    <meta:user-defined meta:name="Info 1"/>
    <meta:user-defined meta:name="Info 2"/>
    <meta:user-defined meta:name="Info 3"/>
    <meta:user-defined meta:name="Info 4"/>
    <meta:document-statistic meta:table-count="0" meta:image-count="0" meta:object-count="0" meta:page-count="1" meta:paragraph-count="16" meta:word-count="289" meta:character-count="1741"/>
  </office:meta>
</office:document-meta>
</file>